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e091" officeooo:paragraph-rsid="0010e091" style:font-size-asian="14pt" style:font-size-complex="14pt"/>
    </style:style>
    <style:style style:name="P2" style:family="paragraph" style:parent-style-name="Standard">
      <style:text-properties fo:font-size="14pt" officeooo:rsid="0010e091" officeooo:paragraph-rsid="001e4da0" style:font-size-asian="14pt" style:font-size-complex="14pt"/>
    </style:style>
    <style:style style:name="P3" style:family="paragraph" style:parent-style-name="Standard">
      <style:text-properties fo:font-size="14pt" officeooo:rsid="00115582" officeooo:paragraph-rsid="00115582" style:font-size-asian="14pt" style:font-size-complex="14pt"/>
    </style:style>
    <style:style style:name="P4" style:family="paragraph" style:parent-style-name="Standard">
      <style:text-properties fo:font-size="14pt" officeooo:rsid="00115582" officeooo:paragraph-rsid="0016e770" style:font-size-asian="14pt" style:font-size-complex="14pt"/>
    </style:style>
    <style:style style:name="P5" style:family="paragraph" style:parent-style-name="Standard">
      <style:text-properties fo:font-size="14pt" officeooo:rsid="00115582" officeooo:paragraph-rsid="001e4da0" style:font-size-asian="14pt" style:font-size-complex="14pt"/>
    </style:style>
    <style:style style:name="P6" style:family="paragraph" style:parent-style-name="Standard">
      <style:text-properties fo:font-size="14pt" officeooo:rsid="001413f8" officeooo:paragraph-rsid="001413f8" style:font-size-asian="14pt" style:font-size-complex="14pt"/>
    </style:style>
    <style:style style:name="P7" style:family="paragraph" style:parent-style-name="Standard">
      <style:text-properties fo:font-size="14pt" officeooo:rsid="001413f8" officeooo:paragraph-rsid="0028a56e" style:font-size-asian="14pt" style:font-size-complex="14pt"/>
    </style:style>
    <style:style style:name="P8" style:family="paragraph" style:parent-style-name="Standard">
      <style:text-properties fo:font-size="14pt" officeooo:rsid="00159dc1" officeooo:paragraph-rsid="00159dc1" style:font-size-asian="14pt" style:font-size-complex="14pt"/>
    </style:style>
    <style:style style:name="P9" style:family="paragraph" style:parent-style-name="Standard">
      <style:text-properties fo:font-size="14pt" officeooo:rsid="00165513" officeooo:paragraph-rsid="00165513" style:font-size-asian="14pt" style:font-size-complex="14pt"/>
    </style:style>
    <style:style style:name="P10" style:family="paragraph" style:parent-style-name="Standard">
      <style:text-properties fo:font-size="14pt" officeooo:rsid="0016e770" officeooo:paragraph-rsid="0016e770" style:font-size-asian="14pt" style:font-size-complex="14pt"/>
    </style:style>
    <style:style style:name="P11" style:family="paragraph" style:parent-style-name="Standard">
      <style:text-properties fo:font-size="14pt" officeooo:rsid="0017f5b4" officeooo:paragraph-rsid="0017f5b4" style:font-size-asian="14pt" style:font-size-complex="14pt"/>
    </style:style>
    <style:style style:name="P12" style:family="paragraph" style:parent-style-name="Standard">
      <style:text-properties fo:font-size="14pt" officeooo:rsid="001ad9cc" officeooo:paragraph-rsid="001e4da0" style:font-size-asian="14pt" style:font-size-complex="14pt"/>
    </style:style>
    <style:style style:name="P13" style:family="paragraph" style:parent-style-name="Default_7e_LT_7e_Untertitel">
      <style:paragraph-properties fo:text-align="start" style:justify-single-word="false"/>
      <style:text-properties style:font-name="Liberation Serif" fo:font-size="14pt" officeooo:rsid="0010e091" officeooo:paragraph-rsid="001e4da0" style:font-size-asian="14pt" style:font-size-complex="14pt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1413f8" officeooo:paragraph-rsid="0028a56e" style:letter-kerning="true" style:font-size-asian="14pt" style:font-style-asian="normal" style:font-weight-asian="normal" style:font-size-complex="14pt" style:text-emphasize="none"/>
    </style:style>
    <style:style style:name="T1" style:family="text">
      <style:text-properties officeooo:rsid="0012c75c"/>
    </style:style>
    <style:style style:name="T2" style:family="text">
      <style:text-properties officeooo:rsid="0016e770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86738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e4da0" style:letter-kerning="true" style:font-style-asian="normal" style:font-weight-asian="normal" style:text-emphasize="none"/>
    </style:style>
    <style:style style:name="T6" style:family="text">
      <style:text-properties officeooo:rsid="001e4da0"/>
    </style:style>
    <style:style style:name="T7" style:family="text">
      <style:text-properties officeooo:rsid="0022096e"/>
    </style:style>
    <style:style style:name="T8" style:family="text">
      <style:text-properties officeooo:rsid="00250727"/>
    </style:style>
    <style:style style:name="T9" style:family="text">
      <style:text-properties officeooo:rsid="0026dde4"/>
    </style:style>
    <style:style style:name="T10" style:family="text">
      <style:text-properties officeooo:rsid="0029e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ka päivälle jotakin helppoa ja jotakin vaikeaa.</text:p>
      <text:p text:style-name="P1"/>
      <text:p text:style-name="P1">Päivä 1:</text:p>
      <text:p text:style-name="P1">Helppoa – intro BGE:n käyttöön:</text:p>
      <text:p text:style-name="P9">Infolähteitä, kuten </text:p>
      <text:p text:style-name="P9">blender stack exchange, </text:p>
      <text:p text:style-name="P9">blenderin foorumit, </text:p>
      <text:p text:style-name="P9">pythonin puolella stack overflow, </text:p>
      <text:p text:style-name="P9">blender python API</text:p>
      <text:p text:style-name="P1"/>
      <text:p text:style-name="P2">Tehdään <text:span text:style-name="T10">eri laisia</text:span> kappaleita editorinäkymässä, <text:span text:style-name="T6">(DONE)</text:span></text:p>
      <text:p text:style-name="P2">Rigid body ja static <text:span text:style-name="T6">(DONE)</text:span></text:p>
      <text:p text:style-name="P2">WSAD:n sitominen “pelaajakappaleeseen” <text:span text:style-name="T6">(DONE)</text:span></text:p>
      <text:p text:style-name="P13"><text:span text:style-name="T4">Valmis</text:span><text:span text:style-name="T3">objektien tuottaminen pelimoottorin sisällä </text:span><text:span text:style-name="T5">(DONE)</text:span></text:p>
      <text:p text:style-name="P9"/>
      <text:p text:style-name="P1"/>
      <text:p text:style-name="P1">Vaikeampi osuus:</text:p>
      <text:p text:style-name="P2"><text:span text:style-name="T2">Tallennustoiminto</text:span> kappaleiden paikoille ja rotaatioille pythonilla <text:span text:style-name="T6">(DONE)</text:span></text:p>
      <text:p text:style-name="P1"/>
      <text:p text:style-name="P1">Päivä 2:</text:p>
      <text:p text:style-name="P1">Helppoa:</text:p>
      <text:p text:style-name="P1">Kameran sitominen pelaajakappaleeseen (parent ja child) <text:span text:style-name="T6">(DONE)</text:span></text:p>
      <text:p text:style-name="P5">Touch-sensorin käyttö kappaleiden törmäyksessä <text:span text:style-name="T6">(DONE)</text:span></text:p>
      <text:p text:style-name="P5">Äänen soittaminen <text:span text:style-name="T6">(DONE)</text:span></text:p>
      <text:p text:style-name="P5">Kappaleen poistaminen näkymästä <text:span text:style-name="T6">pelin aikana</text:span> <text:span text:style-name="T6">(DONE)</text:span></text:p>
      <text:p text:style-name="P3"/>
      <text:p text:style-name="P3">Vaikeampi osuus:</text:p>
      <text:p text:style-name="P12">Pelitilanteen lataaminen tiedostosta <text:span text:style-name="T6">(DONE)</text:span></text:p>
      <text:p text:style-name="P3"/>
      <text:p text:style-name="P3">Päivä 3:</text:p>
      <text:p text:style-name="P3">Helppoa:</text:p>
      <text:p text:style-name="P3">Hiiren klikkailulla suoritettavat toiminnot mihin tahansa kappaleeseen, <text:span text:style-name="T1">esim. Palloihin, Steering-actuator (DONE)</text:span></text:p>
      <text:p text:style-name="P3"/>
      <text:p text:style-name="P6">Vaikeampi osuus:</text:p>
      <text:p text:style-name="P6">Kahden tietokoneen välinen jutteleminen netin kautta pythonin avulla <text:span text:style-name="T7">(DONE)</text:span> (UDPPort80Recv ja Send)</text:p>
      <text:p text:style-name="P6"/>
      <text:p text:style-name="P6">Päivä 4:</text:p>
      <text:p text:style-name="P7">Helppoa:</text:p>
      <text:p text:style-name="P14">Kappaleen liikkeiden tuottaminen luurakenteella <text:span text:style-name="T10">(DONE)</text:span></text:p>
      <text:p text:style-name="P6"/>
      <text:p text:style-name="P6"/>
      <text:p text:style-name="P6">Vaikeampaa:</text:p>
      <text:p text:style-name="P9">Menneiden asioiden kertausta ja epäselviksi jääneiden selvittelyä</text:p>
      <text:p text:style-name="P6"><text:soft-page-break/>Inventaario poimituille kappaleille?</text:p>
      <text:p text:style-name="P6"/>
      <text:p text:style-name="P8">Päivä 5:</text:p>
      <text:p text:style-name="P9">Helppoa:</text:p>
      <text:p text:style-name="P11">Runtime-tiedoston luominen pelistä (Pelin käynnistäminen ilman Blenderiä) <text:span text:style-name="T8">(DONE)</text:span></text:p>
      <text:p text:style-name="P9"/>
      <text:p text:style-name="P10">Vaikeampi osuus:</text:p>
      <text:p text:style-name="P4">Kappal<text:span text:style-name="T9">een</text:span> <text:span text:style-name="T8">muodon</text:span> muokkaaminen python-skriptill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3:50:45.388474517</meta:creation-date>
    <meta:generator>LibreOffice/5.0.1.2$Linux_X86_64 LibreOffice_project/00m0$Build-2</meta:generator>
    <dc:date>2015-09-15T14:52:50.989125973</dc:date>
    <meta:editing-duration>PT6H14M44S</meta:editing-duration>
    <meta:editing-cycles>15</meta:editing-cycles>
    <meta:document-statistic meta:table-count="0" meta:image-count="0" meta:object-count="0" meta:page-count="2" meta:paragraph-count="38" meta:word-count="150" meta:character-count="1325" meta:non-whitespace-character-count="1208"/>
  </office:meta>
</office:document-meta>
</file>